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inertias</text:p>
          </table:table-cell>
          <table:table-cell office:value-type="string" calcext:value-type="string">
            <text:p>https://dynref.engr.illinois.edu/rem.htm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ertia of rectangl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lx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y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z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formula="of:=1/12*([.C4]^2+[.C6]^2)" office:value-type="float" office:value="0.0141666666666667" calcext:value-type="float">
            <text:p>0.0141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formula="of:=1/12*([.C6]^2+[.C5]^2)" office:value-type="float" office:value="0.00833333333333333" calcext:value-type="float">
            <text:p>0.00833333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/12*([.C4]^2+[.C5]^2)" office:value-type="float" office:value="0.0208333333333333" calcext:value-type="float">
            <text:p>0.0208333333333333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Inertia of cylinder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r(x,y)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(z)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formula="of:=1/12*(3*[.C15]^2+[.C16]^2)" office:value-type="float" office:value="0.000833333333333333" calcext:value-type="float">
            <text:p>0.00083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0.000833333333333333" calcext:value-type="float">
            <text:p>0.000833333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/2*[.C16]^2" office:value-type="float" office:value="0.00125" calcext:value-type="float">
            <text:p>0.00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3T21:03:38.280360939</meta:creation-date>
    <dc:date>2023-10-13T21:20:29.520727195</dc:date>
    <meta:editing-duration>PT6M41S</meta:editing-duration>
    <meta:editing-cycles>1</meta:editing-cycles>
    <meta:document-statistic meta:table-count="1" meta:cell-count="44" meta:object-count="0"/>
    <meta:generator>LibreOffice/7.3.7.2$Linux_X86_64 LibreOffice_project/30$Build-2</meta:generator>
  </office:meta>
</office:document-meta>
</file>